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1DC000002272F7815EDF8182F23.png" manifest:media-type="image/png"/>
  <manifest:file-entry manifest:full-path="Pictures/10000000000002B1000002A76AE667478008A76E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6.265cm" fo:margin-left="-0.199cm" style:page-number="auto" table:align="left" style:writing-mode="lr-tb"/>
    </style:style>
    <style:style style:name="Tabla1.A" style:family="table-column">
      <style:table-column-properties style:column-width="13.192cm"/>
    </style:style>
    <style:style style:name="Tabla1.B" style:family="table-column">
      <style:table-column-properties style:column-width="3.073cm"/>
    </style:style>
    <style:style style:name="Tabla1.1" style:family="table-row">
      <style:table-row-properties style:min-row-height="0.011cm" fo:keep-together="always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a1.B1" style:family="table-cell">
      <style:table-cell-properties style:vertical-align="top" fo:padding="0.191cm" fo:border="0.5pt solid #000000" style:writing-mode="lr-tb"/>
    </style:style>
    <style:style style:name="Tabla1.2" style:family="table-row">
      <style:table-row-properties fo:keep-together="always"/>
    </style:style>
    <style:style style:name="Tabla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style:font-size-asian="12pt"/>
    </style:style>
    <style:style style:name="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fo:font-weight="bold" style:font-size-asian="12pt" style:font-weight-asian="bold"/>
    </style:style>
    <style:style style:name="P3" style:family="paragraph" style:parent-style-name="Header">
      <style:paragraph-properties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P4" style:family="paragraph" style:parent-style-name="Header">
      <style:paragraph-properties fo:line-height="0.247cm" style:snap-to-layout-gri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P5" style:family="paragraph" style:parent-style-name="Header">
      <style:paragraph-properties fo:line-height="0.247cm" fo:text-align="end" style:justify-single-wor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P6" style:family="paragraph" style:parent-style-name="Header">
      <style:paragraph-properties fo:line-height="0.247cm" fo:text-align="end" style:justify-single-word="false" style:snap-to-layout-gri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P7" style:family="paragraph" style:parent-style-name="Header">
      <style:paragraph-properties style:snap-to-layout-grid="false">
        <style:tab-stops/>
      </style:paragraph-properties>
      <style:text-properties fo:font-size="8pt" fo:font-style="italic" style:font-size-asian="8pt" style:font-style-asian="italic" style:font-size-complex="8pt"/>
    </style:style>
    <style:style style:name="P8" style:family="paragraph" style:parent-style-name="Header">
      <style:paragraph-properties fo:text-align="end" style:justify-single-word="false" style:snap-to-layout-grid="false">
        <style:tab-stops/>
      </style:paragraph-properties>
      <style:text-properties fo:font-size="8pt" fo:font-style="italic" officeooo:rsid="000558d3" officeooo:paragraph-rsid="000558d3" style:font-size-asian="8pt" style:font-style-asian="italic" style:font-size-complex="8pt"/>
    </style:style>
    <style:style style:name="P9" style:family="paragraph" style:parent-style-name="Header">
      <style:paragraph-properties style:snap-to-layout-grid="false">
        <style:tab-stops>
          <style:tab-stop style:position="5.56cm" style:type="right"/>
        </style:tab-stops>
      </style:paragraph-properties>
    </style:style>
    <style:style style:name="P10" style:family="paragraph" style:parent-style-name="Standard">
      <style:paragraph-properties fo:text-align="justify" style:justify-single-word="false"/>
      <style:text-properties fo:font-size="10pt" officeooo:paragraph-rsid="000ccb5b" style:font-size-asian="10pt"/>
    </style:style>
    <style:style style:name="P11" style:family="paragraph" style:parent-style-name="Standard">
      <style:paragraph-properties fo:text-align="justify" style:justify-single-word="false"/>
      <style:text-properties fo:font-size="12pt" fo:font-weight="bold" officeooo:paragraph-rsid="000ccb5b" style:font-size-asian="12pt" style:font-weight-asian="bold" style:font-size-complex="12pt"/>
    </style:style>
    <style:style style:name="P12" style:family="paragraph" style:parent-style-name="Standard">
      <style:text-properties officeooo:paragraph-rsid="000ccb5b"/>
    </style:style>
    <style:style style:name="P13" style:family="paragraph" style:parent-style-name="Standard">
      <style:paragraph-properties fo:text-align="justify" style:justify-single-word="false"/>
      <style:text-properties fo:font-size="11pt" officeooo:rsid="000b42cc" officeooo:paragraph-rsid="000ccb5b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font-size="11pt" officeooo:paragraph-rsid="000ccb5b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officeooo:rsid="000ccb5b" officeooo:paragraph-rsid="000ccb5b" style:font-size-asian="11pt" style:font-size-complex="11pt"/>
    </style:style>
    <style:style style:name="P16" style:family="paragraph" style:parent-style-name="Standard">
      <style:paragraph-properties fo:margin-top="0.176cm" fo:margin-bottom="0.176cm" loext:contextual-spacing="false" fo:text-align="justify" style:justify-single-word="false" style:snap-to-layout-grid="false"/>
    </style:style>
    <style:style style:name="P17" style:family="paragraph" style:parent-style-name="Standard">
      <style:paragraph-properties fo:margin-top="0cm" fo:margin-bottom="0.199cm" loext:contextual-spacing="false" fo:text-align="justify" style:justify-single-word="false"/>
      <style:text-properties fo:font-size="12pt" officeooo:paragraph-rsid="000ccb5b" style:font-size-asian="12pt"/>
    </style:style>
    <style:style style:name="P18" style:family="paragraph" style:parent-style-name="Standard">
      <style:paragraph-properties fo:text-align="justify" style:justify-single-word="false"/>
      <style:text-properties fo:font-size="11pt" officeooo:rsid="000b42cc" officeooo:paragraph-rsid="000ccb5b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fo:font-size="11pt" officeooo:rsid="000e845c" officeooo:paragraph-rsid="000e845c" style:font-size-asian="11pt" style:font-size-complex="11pt"/>
    </style:style>
    <style:style style:name="P20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size="11pt" officeooo:rsid="000e845c" officeooo:paragraph-rsid="000e845c" style:font-size-asian="11pt" style:font-size-complex="11pt"/>
    </style:style>
    <style:style style:name="T1" style:family="text">
      <style:text-properties officeooo:rsid="0000e849"/>
    </style:style>
    <style:style style:name="T2" style:family="text">
      <style:text-properties officeooo:rsid="000558d3"/>
    </style:style>
    <style:style style:name="T3" style:family="text">
      <style:text-properties style:text-position="super 58%" officeooo:rsid="000558d3"/>
    </style:style>
    <style:style style:name="T4" style:family="text">
      <style:text-properties style:text-position="super 58%" officeooo:rsid="0000e849"/>
    </style:style>
    <style:style style:name="T5" style:family="text">
      <style:text-properties fo:font-size="8pt" fo:font-style="italic" style:font-size-asian="8pt" style:font-style-asian="italic" style:font-size-complex="8pt"/>
    </style:style>
    <style:style style:name="T6" style:family="text">
      <style:text-properties officeooo:rsid="000ccb5b"/>
    </style:style>
    <style:style style:name="T7" style:family="text">
      <style:text-properties officeooo:rsid="000e845c"/>
    </style:style>
    <style:style style:name="T8" style:family="text">
      <style:text-properties fo:font-weight="bold" officeooo:rsid="000558d3" style:font-weight-asian="bold" style:font-size-complex="1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0e8afa"/>
    </style:style>
    <style:style style:name="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1.27cm, 2.309cm, 0.96cm, 1.42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6">Nom:</text:p>
          </table:table-cell>
          <table:table-cell table:style-name="Tabla1.B1" table:number-rows-spanned="2" office:value-type="string">
            <text:p text:style-name="P16">Nota: </text:p>
          </table:table-cell>
        </table:table-row>
        <table:table-row table:style-name="Tabla1.2">
          <table:table-cell table:style-name="Tabla1.A2" office:value-type="string">
            <text:p text:style-name="P16">Data: <text:span text:style-name="T7">22 Maig 2019</text:span></text:p>
          </table:table-cell>
          <table:covered-table-cell/>
        </table:table-row>
      </table:table>
      <text:p text:style-name="P11"/>
      <text:p text:style-name="P11"><text:span text:style-name="T1">Enunciat examen Mòdul 3 Programació (2</text:span><text:span text:style-name="T4">n</text:span><text:span text:style-name="T1"> curs). </text:span></text:p>
      <text:p text:style-name="P10"/>
      <text:p text:style-name="P17"><text:span text:style-name="T8">UF 6. <text:s/>POO. Introducció a la persistència en bases de dades.</text:span></text:p>
      <text:p text:style-name="P12"/>
      <text:p text:style-name="P13">Dissenyeu una aplicació <text:span text:style-name="T6">de consola </text:span>amb base de dades que permeti gestionar les altes, baixes, modificacions i consultes de<text:span text:style-name="T7">ls pacients d’un hospital.</text:span></text:p>
      <text:p text:style-name="P13"/>
      <text:p text:style-name="P19">S’adjunta el fitxer amb la bbdd de l’hospital amb els pacients i doctors que els hi atenen. Un pacient té els camps<text:span text:style-name="T9"> idPaciente, nom, cognoms, edat</text:span> i l’<text:span text:style-name="T9">id</text:span> del doctor que l’aten. Per la seva part els doctors tenen els camps<text:span text:style-name="T9"> idDoctor, nom </text:span><text:span text:style-name="T10">i </text:span><text:span text:style-name="T9">especialitat</text:span>.</text:p>
      <text:p text:style-name="P19"/>
      <text:p text:style-name="P19">Cal desenvolupar un programa que ens mostri un menú amb les opcions:</text:p>
      <text:p text:style-name="P19"/>
      <text:p text:style-name="P20">1.-Cercar pacient (pel seu <text:span text:style-name="T9">nom</text:span>) i mostrar les seves dades</text:p>
      <text:p text:style-name="P20">2.-Afegir pacient al registre</text:p>
      <text:p text:style-name="P20">3-Donar de baixa un pacient (per <text:span text:style-name="T9">id</text:span>)</text:p>
      <text:p text:style-name="P20">4-Veure tots els doctors (mostrar totes les seves dades)</text:p>
      <text:p text:style-name="P20">5-Veure tots els pacients d’un doctor (per <text:span text:style-name="T9">idDoctor</text:span>).</text:p>
      <text:p text:style-name="P13"/>
      <text:p text:style-name="P13"/>
      <text:p text:style-name="P13">És requisit que l'aplicació funcioni correctament.</text:p>
      <text:p text:style-name="P13"/>
      <text:p text:style-name="P13">Cal capturar i tractar totes les excepcions i errors, així com informar dels resultats adequadament l’usuari.</text:p>
      <text:p text:style-name="P14"/>
      <text:p text:style-name="P15">Cal assignar correctament les responsabilitats a les classes i paquets corresponents i documentar correctament el cod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1pt" fo:language="ca" fo:country="E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Times New Roman" fo:font-family="'Times New Roman'" style:font-family-generic="roman" style:font-pitch="variable" fo:font-size="12pt" style:font-size-asian="12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Times New Roman" fo:font-family="'Times New Roman'" style:font-family-generic="roman" style:font-pitch="variable" fo:font-size="12pt" fo:language="es" fo:country="ES" style:font-name-asian="Arial Unicode MS1" style:font-family-asian="'Arial Unicode MS'" style:font-family-generic-asian="swiss" style:font-pitch-asian="variable" style:font-size-asian="12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3z1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4z0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4z1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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Wingdings"/>
      </text:list-level-style-bullet>
      <text:list-level-style-bullet text:level="2" text:style-name="WW8Num3z1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3z1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3z1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3z1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3z1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3z1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3z1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3z1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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Wingdings"/>
      </text:list-level-style-bullet>
      <text:list-level-style-bullet text:level="2" text:style-name="WW8Num4z1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4z1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4z1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4z1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4z1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4z1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4z1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4z1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6.381cm" fo:margin-left="-0.191cm" table:align="left" style:writing-mode="lr-tb"/>
    </style:style>
    <style:style style:name="Tabla3.A" style:family="table-column">
      <style:table-column-properties style:column-width="6.179cm"/>
    </style:style>
    <style:style style:name="Tabla3.B" style:family="table-column">
      <style:table-column-properties style:column-width="10.202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2" style:family="table">
      <style:table-properties style:width="16.381cm" fo:margin-left="-0.191cm" table:align="left" style:writing-mode="lr-tb"/>
    </style:style>
    <style:style style:name="Tabla2.A" style:family="table-column">
      <style:table-column-properties style:column-width="8.387cm"/>
    </style:style>
    <style:style style:name="Tabla2.B" style:family="table-column">
      <style:table-column-properties style:column-width="5.106cm"/>
    </style:style>
    <style:style style:name="Tabla2.C" style:family="table-column">
      <style:table-column-properties style:column-width="2.88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M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style:font-size-asian="12pt"/>
    </style:style>
    <style:style style:name="M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fo:font-weight="bold" style:font-size-asian="12pt" style:font-weight-asian="bold"/>
    </style:style>
    <style:style style:name="MP3" style:family="paragraph" style:parent-style-name="Header">
      <style:paragraph-properties fo:line-height="0.247cm" style:snap-to-layout-gri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MP4" style:family="paragraph" style:parent-style-name="Header">
      <style:paragraph-properties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MP5" style:family="paragraph" style:parent-style-name="Header">
      <style:paragraph-properties fo:line-height="0.247cm" fo:text-align="end" style:justify-single-word="false" style:snap-to-layout-gri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MP6" style:family="paragraph" style:parent-style-name="Header">
      <style:paragraph-properties fo:line-height="0.247cm" fo:text-align="end" style:justify-single-wor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MP7" style:family="paragraph" style:parent-style-name="Header">
      <style:paragraph-properties style:snap-to-layout-grid="false">
        <style:tab-stops/>
      </style:paragraph-properties>
      <style:text-properties fo:font-size="8pt" fo:font-style="italic" style:font-size-asian="8pt" style:font-style-asian="italic" style:font-size-complex="8pt"/>
    </style:style>
    <style:style style:name="MP8" style:family="paragraph" style:parent-style-name="Header">
      <style:paragraph-properties style:snap-to-layout-grid="false">
        <style:tab-stops>
          <style:tab-stop style:position="5.56cm" style:type="right"/>
        </style:tab-stops>
      </style:paragraph-properties>
    </style:style>
    <style:style style:name="MP9" style:family="paragraph" style:parent-style-name="Header">
      <style:paragraph-properties fo:text-align="end" style:justify-single-word="false" style:snap-to-layout-grid="false">
        <style:tab-stops/>
      </style:paragraph-properties>
      <style:text-properties fo:font-size="8pt" fo:font-style="italic" officeooo:rsid="000558d3" officeooo:paragraph-rsid="000558d3" style:font-size-asian="8pt" style:font-style-asian="italic" style:font-size-complex="8pt"/>
    </style:style>
    <style:style style:name="MT1" style:family="text">
      <style:text-properties officeooo:rsid="0000e849"/>
    </style:style>
    <style:style style:name="MT2" style:family="text">
      <style:text-properties officeooo:rsid="000e8afa"/>
    </style:style>
    <style:style style:name="MT3" style:family="text">
      <style:text-properties fo:font-size="8pt" fo:font-style="italic" style:font-size-asian="8pt" style:font-style-asian="italic" style:font-size-complex="8pt"/>
    </style:style>
    <style:style style:name="MT4" style:family="text">
      <style:text-properties style:text-position="super 58%" officeooo:rsid="0000e849"/>
    </style:style>
    <style:style style:name="M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1.27cm, 2.309cm, 0.96cm, 1.429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cm" fo:margin-bottom="1cm" fo:margin-left="3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cm" fo:margin-left="0cm" fo:margin-right="0cm" fo:margin-bottom="2.902cm" style:dynamic-spacing="true"/>
      </style:header-style>
      <style:footer-style>
        <style:header-footer-properties fo:min-height="0.7cm" fo:margin-left="0cm" fo:margin-right="0cm" fo:margin-top="0.6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4.001cm" fo:margin-bottom="1.7cm" fo:margin-left="3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2" text:anchor-type="char" svg:x="2.05cm" svg:y="0.951cm" svg:width="0.714cm" svg:height="0.82cm" draw:z-index="0"><draw:image xlink:href="Pictures/10000200000001DC000002272F7815EDF8182F23.png" xlink:type="simple" xlink:show="embed" xlink:actuate="onLoad" loext:mime-type="image/png"/></draw:frame>Generalitat de Catalunya</text:p>
        <text:p text:style-name="MP1">Departament d’Ensenyament</text:p>
        <text:p text:style-name="MP2">Institut d’E<text:span text:style-name="MT1">nsenyament</text:span> Secund<text:span text:style-name="MT1">ari</text:span></text:p>
        <text:p text:style-name="MP2">Provençana</text:p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3">Carrer de Sant Pius X, 8</text:p>
              <text:p text:style-name="MP4">08901 L’Hospitalet de Llobregat</text:p>
              <text:p text:style-name="MP4">Tel. 93 338 25 53 </text:p>
              <text:p text:style-name="MP4">Fax 93 337 57 35</text:p>
            </table:table-cell>
            <table:table-cell table:style-name="Tabla3.A1" office:value-type="string">
              <text:p text:style-name="MP5"><draw:frame draw:style-name="Mfr2" draw:name="gráficos1" text:anchor-type="char" svg:x="8.638cm" svg:y="-1.734cm" svg:width="1.45cm" svg:height="1.589cm" draw:z-index="1"><draw:image xlink:href="Pictures/10000000000002B1000002A76AE667478008A76E.jpg" xlink:type="simple" xlink:show="embed" xlink:actuate="onLoad" loext:mime-type="image/jpeg"/><draw:contour-polygon svg:width="18.534cm" svg:height="17.69cm" svg:viewBox="0 0 18534 17690" draw:points="-304,0 -304,17690 18230,17690 18230,0" draw:recreate-on-edit="false"/></draw:frame></text:p>
              <text:p text:style-name="MP6"/>
              <text:p text:style-name="MP6">e-mail: a8019401@xtec.cat</text:p>
              <text:p text:style-name="MP6">web: http://www.ies-provenzana.com</text:p>
            </table:table-cell>
          </table:table-row>
        </table:table>
        <text:p text:style-name="Header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7">CFGS D<text:span text:style-name="MT2">AW-BIO</text:span></text:p>
            </table:table-cell>
            <table:table-cell table:style-name="Tabla2.A1" office:value-type="string">
              <text:p text:style-name="MP7">Examen <text:span text:style-name="MT2">UF6</text:span></text:p>
            </table:table-cell>
            <table:table-cell table:style-name="Tabla2.A1" office:value-type="string">
              <text:p text:style-name="MP8"><text:span text:style-name="MT3"><text:tab/>Pàg. </text:span><text:span text:style-name="Page_20_Number"><text:span text:style-name="MT3"><text:page-number text:select-page="current">1</text:page-number></text:span></text:span><text:span text:style-name="Page_20_Number"><text:span text:style-name="MT3"><text:s/>de </text:span></text:span><text:span text:style-name="Page_20_Number"><text:span text:style-name="MT3"><text:page-count style:num-format="1">1</text:page-count></text:span></text:span></text:p>
            </table:table-cell>
          </table:table-row>
          <table:table-row table:style-name="Tabla2.1">
            <table:table-cell table:style-name="Tabla2.A2" office:value-type="string">
              <text:p text:style-name="MP7"><text:span text:style-name="MT1">Mòdul 3</text:span> Programació <text:span text:style-name="MT1">(2</text:span><text:span text:style-name="MT4">n</text:span><text:span text:style-name="MT1"> curs)</text:span></text:p>
            </table:table-cell>
            <table:table-cell table:style-name="Tabla2.A2" office:value-type="string">
              <text:p text:style-name="MP7">Professor: <text:span text:style-name="MT2">Ramón Sesén Marquina</text:span></text:p>
            </table:table-cell>
            <table:table-cell table:style-name="Tabla2.A2" office:value-type="string">
              <text:p text:style-name="MP9"><text:span text:style-name="MT2">Maig</text:span> 201<text:span text:style-name="MT2">9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carta</dc:title>
    <meta:creation-date>2009-11-01T15:53:54.33</meta:creation-date>
    <meta:editing-cycles>31</meta:editing-cycles>
    <meta:editing-duration>PT3H22M51S</meta:editing-duration>
    <meta:generator>LibreOffice/5.4.6.2$Windows_X86_64 LibreOffice_project/4014ce260a04f1026ba855d3b8d91541c224eab8</meta:generator>
    <dc:date>2019-05-22T16:31:02.750000000</dc:date>
    <meta:document-statistic meta:table-count="3" meta:image-count="2" meta:object-count="0" meta:page-count="1" meta:paragraph-count="32" meta:word-count="231" meta:character-count="1453" meta:non-whitespace-character-count="1249"/>
  </office:meta>
</office:document-meta>
</file>